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itle">
      <style:text-properties fo:text-transform="uppercase" style:font-name="Caladea" fo:font-size="28pt" fo:font-weight="bold" officeooo:rsid="00101ad8" officeooo:paragraph-rsid="00101ad8" style:font-name-asian="Source Han Sans CN Regular" style:font-size-asian="28pt" style:font-weight-asian="bold" style:font-name-complex="Lohit Devanagari" style:font-size-complex="28pt" style:font-weight-complex="bold"/>
    </style:style>
    <style:style style:name="P2" style:family="paragraph" style:parent-style-name="Footer">
      <style:text-properties officeooo:paragraph-rsid="000fa136"/>
    </style:style>
    <style:style style:name="P3" style:family="paragraph" style:parent-style-name="Header">
      <style:text-properties officeooo:paragraph-rsid="000fa136"/>
    </style:style>
    <style:style style:name="P4" style:family="paragraph" style:parent-style-name="Heading_20_1">
      <style:text-properties officeooo:rsid="00101ad8" officeooo:paragraph-rsid="00101ad8"/>
    </style:style>
    <style:style style:name="P5" style:family="paragraph" style:parent-style-name="Text_20_body" style:list-style-name="L1">
      <style:text-properties officeooo:rsid="00101ad8" officeooo:paragraph-rsid="00101ad8"/>
    </style:style>
    <style:style style:name="P6" style:family="paragraph" style:parent-style-name="Text_20_body" style:list-style-name="L1">
      <style:text-properties officeooo:rsid="00101ad8" officeooo:paragraph-rsid="0011b105"/>
    </style:style>
    <style:style style:name="P7" style:family="paragraph" style:parent-style-name="Text_20_body" style:list-style-name="L3">
      <style:text-properties officeooo:rsid="00101ad8" officeooo:paragraph-rsid="00101ad8"/>
    </style:style>
    <style:style style:name="P8" style:family="paragraph" style:parent-style-name="Text_20_body" style:list-style-name="L4">
      <style:text-properties officeooo:rsid="00101ad8" officeooo:paragraph-rsid="00101ad8"/>
    </style:style>
    <style:style style:name="P9" style:family="paragraph" style:parent-style-name="Text_20_body" style:list-style-name="L3">
      <style:text-properties officeooo:paragraph-rsid="00101ad8"/>
    </style:style>
    <style:style style:name="P10" style:family="paragraph" style:parent-style-name="Text_20_body" style:list-style-name="L4">
      <style:text-properties officeooo:paragraph-rsid="00101ad8"/>
    </style:style>
    <style:style style:name="P11" style:family="paragraph" style:parent-style-name="Text_20_body" style:list-style-name="L4">
      <style:text-properties style:font-name="Carlito" fo:font-size="11pt" officeooo:rsid="00101ad8" officeooo:paragraph-rsid="00101ad8" style:font-size-asian="10.5pt"/>
    </style:style>
    <style:style style:name="P12" style:family="paragraph" style:parent-style-name="Text_20_body" style:list-style-name="L1">
      <style:text-properties officeooo:rsid="0011b105" officeooo:paragraph-rsid="0011b105"/>
    </style:style>
    <style:style style:name="P13" style:family="paragraph" style:parent-style-name="Text_20_body" style:list-style-name="L1">
      <style:text-properties officeooo:rsid="00120cdf" officeooo:paragraph-rsid="00120cdf"/>
    </style:style>
    <style:style style:name="T1" style:family="text">
      <style:text-properties officeooo:rsid="00101ad8"/>
    </style:style>
    <style:style style:name="T2" style:family="text">
      <style:text-properties fo:text-transform="uppercase" style:font-name="Caladea" fo:font-size="18.2000007629395pt" fo:font-weight="normal" style:font-name-asian="Source Han Sans CN Regular" style:font-size-asian="18.2000007629395pt" style:font-weight-asian="normal" style:font-name-complex="Lohit Devanagari" style:font-size-complex="18.2000007629395pt" style:font-weight-complex="normal"/>
    </style:style>
    <style:style style:name="T3" style:family="text">
      <style:text-properties officeooo:rsid="000fa136"/>
    </style:style>
    <style:style style:name="T4" style:family="text">
      <style:text-properties style:font-name="Carlito" officeooo:rsid="00101ad8" style:font-size-asian="10.5pt"/>
    </style:style>
    <style:style style:name="T5" style:family="text">
      <style:text-properties officeooo:rsid="0011b10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a - Minutes Of Meeting</text:p>
      <text:h text:style-name="P4" text:outline-level="1"><text:span text:style-name="T2">Opening</text:span></text:h>
      <text:list xml:id="list3101734392" text:style-name="L3">
        <text:list-item>
          <text:p text:style-name="P7">Arranged at: 15/03/2021 - 15:00</text:p>
        </text:list-item>
        <text:list-item>
          <text:p text:style-name="P7">Held: Teams Meeting</text:p>
        </text:list-item>
        <text:list-item>
          <text:p text:style-name="P9"><text:span text:style-name="T1">Arranged by: Koichi Ueno</text:span></text:p>
        </text:list-item>
      </text:list>
      <text:h text:style-name="P4" text:outline-level="1">Present</text:h>
      <text:list xml:id="list2975592399" text:style-name="L4">
        <text:list-item>
          <text:p text:style-name="P10"><text:span text:style-name="T1">Koichi Ueno</text:span></text:p>
        </text:list-item>
        <text:list-item>
          <text:p text:style-name="P11">Alex Chen</text:p>
        </text:list-item>
        <text:list-item>
          <text:p text:style-name="P8">Krishi Wali</text:p>
        </text:list-item>
        <text:list-item>
          <text:p text:style-name="P10"><text:span text:style-name="T1">Aaron Patrick Monte</text:span></text:p>
        </text:list-item>
      </text:list>
      <text:h text:style-name="P4" text:outline-level="1">Agenda</text:h>
      <text:list xml:id="list2699169063" text:style-name="L1">
        <text:list-item>
          <text:p text:style-name="P5">Opening, information about us.</text:p>
        </text:list-item>
        <text:list-item>
          <text:p text:style-name="P5">What got us into computer science?</text:p>
        </text:list-item>
        <text:list-item>
          <text:p text:style-name="P5">What kind of jobs do you want to do?</text:p>
        </text:list-item>
        <text:list-item>
          <text:p text:style-name="P6"><text:span text:style-name="T5">What course are we doing? </text:span></text:p>
        </text:list-item>
        <text:list-item>
          <text:p text:style-name="P6">What are our ‘a year abroad’ opportunities?</text:p>
        </text:list-item>
        <text:list-item>
          <text:p text:style-name="P12">We’re near the end of our first year!</text:p>
        </text:list-item>
        <text:list-item>
          <text:p text:style-name="P12">How do you manage the coursework?</text:p>
        </text:list-item>
        <text:list-item>
          <text:p text:style-name="P12">How hard is the DBS coursework? How long did it take?</text:p>
        </text:list-item>
        <text:list-item>
          <text:p text:style-name="P12">Java GUI building. </text:p>
        </text:list-item>
        <text:list-item>
          <text:p text:style-name="P13">How did you find PPA CW3?</text:p>
        </text:list-item>
        <text:list-item>
          <text:p text:style-name="P13">Exam Period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fa136"/>
    </style:style>
    <style:style style:name="MP2" style:family="paragraph" style:parent-style-name="Footer">
      <style:text-properties officeooo:paragraph-rsid="000fa136"/>
    </style:style>
    <style:style style:name="MT1" style:family="text">
      <style:text-properties style:font-name="Carlito" officeooo:rsid="00101ad8" style:font-size-asian="10.5pt"/>
    </style:style>
    <style:style style:name="MT2" style:family="text">
      <style:text-properties officeooo:rsid="000fa13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4CCS1RWS</text:span><text:span text:style-name="MT2"><text:tab/></text:span><text:span text:style-name="MT1">Remote Working and Study</text:span><text:span text:style-name="MT2"><text:tab/></text:span><text:span text:style-name="MT1">15/03/2021</text:span></text:p>
      </style:header>
      <style:footer>
        <text:p text:style-name="MP2"><text:span text:style-name="MT2">Aaron Patrick Monte<text:tab/></text:span><text:span text:style-name="MT1">Minutes of Meeting</text:span><text:span text:style-name="MT2"><text:tab/>K20059926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5T15:01:49.833708379</meta:creation-date>
    <dc:title>Notetaking</dc:title>
    <meta:generator>LibreOffice/7.0.3.1$Linux_X86_64 LibreOffice_project/00$Build-1</meta:generator>
    <meta:editing-duration>PT8M9S</meta:editing-duration>
    <meta:editing-cycles>3</meta:editing-cycles>
    <dc:date>2021-03-15T15:30:29.939031605</dc:date>
    <meta:document-statistic meta:table-count="0" meta:image-count="0" meta:object-count="0" meta:page-count="1" meta:paragraph-count="24" meta:word-count="128" meta:character-count="642" meta:non-whitespace-character-count="554"/>
    <meta:template xlink:type="simple" xlink:actuate="onRequest" xlink:title="Notetaking" xlink:href="../../../../../.config/libreoffice/4/user/template/Notetaking.ott" meta:date="2021-03-15T15:01:49.100016342"/>
  </office:meta>
</office:document-meta>
</file>